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1.05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59.41pt"/>
    </style:style>
    <style:style style:name="co13" style:family="table-column">
      <style:table-column-properties fo:break-before="auto" style:column-width="54.79pt"/>
    </style:style>
    <style:style style:name="co14" style:family="table-column">
      <style:table-column-properties fo:break-before="auto" style:column-width="43.99pt"/>
    </style:style>
    <style:style style:name="co15" style:family="table-column">
      <style:table-column-properties fo:break-before="auto" style:column-width="30.1pt"/>
    </style:style>
    <style:style style:name="co16" style:family="table-column">
      <style:table-column-properties fo:break-before="auto" style:column-width="64.06pt"/>
    </style:style>
    <style:style style:name="co17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31.89pt"/>
    </style:style>
    <style:style style:name="co19" style:family="table-column">
      <style:table-column-properties fo:break-before="auto" style:column-width="127.36pt"/>
    </style:style>
    <style:style style:name="co20" style:family="table-column">
      <style:table-column-properties fo:break-before="auto" style:column-width="302.66pt"/>
    </style:style>
    <style:style style:name="co21" style:family="table-column">
      <style:table-column-properties fo:break-before="auto" style:column-width="316.15pt"/>
    </style:style>
    <style:style style:name="co22" style:family="table-column">
      <style:table-column-properties fo:break-before="auto" style:column-width="172.91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ffbcc"/>
    </style:style>
    <style:style style:name="ce95" style:family="table-cell" style:parent-style-name="Default">
      <style:table-cell-properties fo:background-color="#bce4e5"/>
    </style:style>
    <style:style style:name="ce96" style:family="table-cell" style:parent-style-name="Default">
      <style:table-cell-properties fo:background-color="#fcd4d1"/>
    </style:style>
    <style:style style:name="ce97" style:family="table-cell" style:parent-style-name="Default">
      <style:table-cell-properties fo:background-color="#dfcce4"/>
    </style:style>
    <style:style style:name="ce98" style:family="table-cell" style:parent-style-name="Default">
      <style:table-cell-properties fo:background-color="#dfcce4"/>
      <style:text-properties style:font-name="Source Han Sans CN"/>
    </style:style>
    <style:style style:name="ce14" style:family="table-cell" style:parent-style-name="Default">
      <style:text-properties style:font-name="Source Han Sans CN"/>
    </style:style>
    <style:style style:name="ce15" style:family="table-cell" style:parent-style-name="Default">
      <style:text-properties style:font-name="Source Han Sans CN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10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normal" style:font-weight-asian="normal" style:font-weight-complex="normal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8" style:family="table-cell" style:parent-style-name="Default" style:data-style-name="N100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04" style:family="table-cell" style:parent-style-name="Default" style:data-style-name="N100"/>
    <style:style style:name="ce40" style:family="table-cell" style:parent-style-name="Default" style:data-style-name="N100">
      <style:table-cell-properties fo:background-color="transparent"/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2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43" style:family="table-cell" style:parent-style-name="Default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C2"/>
      <style:map style:condition="cell-content()=&quot;other&quot;" style:apply-style-name="greyed_5f_out" style:base-cell-address="Sheet1.C2"/>
    </style:style>
    <style:style style:name="ce13" style:family="table-cell" style:parent-style-name="Default">
      <style:table-cell-properties fo:background-color="transparent"/>
      <style:text-properties style:font-name="Source Han Sans CN"/>
    </style:style>
    <style:style style:name="ce45" style:family="table-cell" style:parent-style-name="Default">
      <style:text-properties style:font-name="Source Han Sans CN"/>
      <style:map style:condition="cell-content()=&quot;Generic&quot;" style:apply-style-name="greyed_5f_out" style:base-cell-address="Sheet1.C7"/>
      <style:map style:condition="cell-content()=&quot;other&quot;" style:apply-style-name="greyed_5f_out" style:base-cell-address="Sheet1.C7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5" style:family="table-cell" style:parent-style-name="Default">
      <style:table-cell-properties fo:background-color="#bce4e5"/>
      <style:text-properties style:font-name="Source Han Sans CN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125">
      <style:text-properties style:font-name="Source Han Sans CN"/>
    </style:style>
    <style:style style:name="ce54" style:family="table-cell" style:parent-style-name="Default" style:data-style-name="N125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120" style:family="table-cell" style:parent-style-name="Default" style:data-style-name="N126"/>
    <style:style style:name="ce121" style:family="table-cell" style:parent-style-name="Default" style:data-style-name="N126">
      <style:table-cell-properties fo:background-color="transparent"/>
      <style:text-properties style:font-name="Source Han Sans CN"/>
    </style:style>
    <style:style style:name="ce61" style:family="table-cell" style:parent-style-name="Default" style:data-style-name="N123">
      <style:text-properties style:font-name="Source Han Sans CN" fo:font-weight="bold" style:font-weight-asian="bold" style:font-weight-complex="bold"/>
    </style:style>
    <style:style style:name="ce55" style:family="table-cell" style:parent-style-name="Default" style:data-style-name="N123">
      <style:text-properties style:font-name="Source Han Sans CN"/>
    </style:style>
    <style:style style:name="ce124" style:family="table-cell" style:parent-style-name="Default" style:data-style-name="N126">
      <style:text-properties style:font-name="Source Han Sans CN" fo:font-weight="bold" style:font-weight-asian="bold" style:font-weight-complex="bold"/>
    </style:style>
    <style:style style:name="ce62" style:family="table-cell" style:parent-style-name="Default" style:data-style-name="N123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3" style:family="table-cell" style:parent-style-name="Default" style:data-style-name="N0">
      <style:text-properties style:font-name="Source Han Sans CN"/>
    </style:style>
    <style:style style:name="ce64" style:family="table-cell" style:parent-style-name="Default" style:data-style-name="N0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70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=1" style:apply-style-name="highlight" style:base-cell-address="Sheet1.Q1"/>
    </style:style>
    <style:style style:name="ce7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=1" style:apply-style-name="highlight" style:base-cell-address="Sheet1.Q1"/>
    </style:style>
    <style:style style:name="ce81" style:family="table-cell" style:parent-style-name="Default" style:data-style-name="N0">
      <style:text-properties style:font-name="Source Han Sans CN" fo:font-weight="bold" style:font-weight-asian="bold" style:font-weight-complex="bold"/>
      <style:map style:condition="cell-content()=1" style:apply-style-name="highlight" style:base-cell-address="Sheet1.Q1"/>
    </style:style>
    <style:style style:name="ce82" style:family="table-cell" style:parent-style-name="Default" style:data-style-name="N0">
      <style:text-properties style:font-name="Source Han Sans CN"/>
      <style:map style:condition="cell-content()=1" style:apply-style-name="highlight" style:base-cell-address="Sheet1.Q1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4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S2"/>
    </style:style>
    <style:style style:name="ce87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S2"/>
    </style:style>
    <style:style style:name="ce88" style:family="table-cell" style:parent-style-name="Default" style:data-style-name="N1">
      <style:text-properties style:font-name="Source Han Sans CN"/>
    </style:style>
    <style:style style:name="ce89" style:family="table-cell" style:parent-style-name="Default">
      <style:table-cell-properties fo:wrap-option="wrap"/>
      <style:text-properties style:font-name="Source Han Sans C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20"/>
        <table:table-column table:style-name="co4" table:default-cell-style-name="ce45"/>
        <table:table-column table:style-name="co5" table:default-cell-style-name="ce14"/>
        <table:table-column table:style-name="co4" table:default-cell-style-name="ce14"/>
        <table:table-column table:style-name="co6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14"/>
        <table:table-column table:style-name="co14" table:default-cell-style-name="ce55"/>
        <table:table-column table:style-name="co15" table:default-cell-style-name="ce82"/>
        <table:table-column table:style-name="co16" table:default-cell-style-name="ce55"/>
        <table:table-column table:style-name="co17" table:default-cell-style-name="ce55"/>
        <table:table-column table:style-name="co10" table:default-cell-style-name="ce88"/>
        <table:table-column table:style-name="co10" table:default-cell-style-name="ce14"/>
        <table:table-column table:style-name="co4" table:number-columns-repeated="1001" table:default-cell-style-name="ce14"/>
        <table:table-row table:style-name="ro1">
          <table:table-cell table:style-name="ce90" office:value-type="string" calcext:value-type="string" table:number-columns-spanned="4" table:number-rows-spanned="1">
            <text:p>secureHID</text:p>
          </table:table-cell>
          <table:covered-table-cell table:style-name="ce90"/>
          <table:covered-table-cell table:style-name="ce101"/>
          <table:covered-table-cell table:style-name="ce107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 table:number-columns-repeated="2"/>
          <table:table-cell table:style-name="ce85"/>
          <table:table-cell table:number-columns-repeated="1002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2"/>
          <table:table-cell table:style-name="ce102" office:value-type="string" calcext:value-type="string">
            <text:p>10</text:p>
          </table:table-cell>
          <table:table-cell table:style-name="ce42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2" table:number-rows-repeated="2">
          <table:table-cell table:style-name="ce2" table:number-columns-repeated="3"/>
          <table:table-cell table:style-name="ce41"/>
          <table:table-cell table:number-columns-repeated="7"/>
          <table:table-cell table:style-name="ce53" table:number-columns-repeated="2"/>
          <table:table-cell/>
          <table:table-cell table:style-name="ce63"/>
          <table:table-cell table:style-name="ce69"/>
          <table:table-cell table:style-name="ce71"/>
          <table:table-cell table:style-name="ce69"/>
          <table:table-cell table:style-name="ce83"/>
          <table:table-cell table:style-name="ce86"/>
          <table:table-cell table:number-columns-repeated="1002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vailable?</text:p>
          </table:table-cell>
          <table:table-cell table:style-name="ce18" office:value-type="string" calcext:value-type="string">
            <text:p>Package</text:p>
          </table:table-cell>
          <table:table-cell table:style-name="ce43" office:value-type="string" calcext:value-type="string">
            <text:p>Mfg</text:p>
          </table:table-cell>
          <table:table-cell table:style-name="ce46" office:value-type="string" calcext:value-type="string">
            <text:p>MPN</text:p>
          </table:table-cell>
          <table:table-cell table:style-name="ce3" office:value-type="string" calcext:value-type="string">
            <text:p>Supplier</text:p>
          </table:table-cell>
          <table:table-cell table:style-name="ce48" office:value-type="string" calcext:value-type="string">
            <text:p>Supplier P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rice/MOQ</text:p>
          </table:table-cell>
          <table:table-cell table:style-name="ce54" office:value-type="string" calcext:value-type="string">
            <text:p>Price/ Unit</text:p>
          </table:table-cell>
          <table:table-cell table:style-name="ce54" office:value-type="string" calcext:value-type="string">
            <text:p>Price base</text:p>
          </table:table-cell>
          <table:table-cell table:style-name="ce62" office:value-type="string" calcext:value-type="string">
            <text:p>Price total</text:p>
          </table:table-cell>
          <table:table-cell table:style-name="ce64" office:value-type="string" calcext:value-type="string">
            <text:p>MOQ match</text:p>
          </table:table-cell>
          <table:table-cell table:style-name="ce70" office:value-type="string" calcext:value-type="string">
            <text:p>Price total MOQ</text:p>
          </table:table-cell>
          <table:table-cell table:style-name="ce72" office:value-type="string" calcext:value-type="string">
            <text:p>Excl</text:p>
          </table:table-cell>
          <table:table-cell table:style-name="ce70" office:value-type="string" calcext:value-type="string">
            <text:p>TempSum</text:p>
          </table:table-cell>
          <table:table-cell table:style-name="ce84" office:value-type="string" calcext:value-type="string">
            <text:p>MOQ delta cost</text:p>
          </table:table-cell>
          <table:table-cell table:style-name="ce87" office:value-type="string" calcext:value-type="string">
            <text:p>MOQ delta qty</text:p>
          </table:table-cell>
          <table:table-cell table:style-name="ce3" office:value-type="string" calcext:value-type="string">
            <text:p>URL</text:p>
          </table:table-cell>
          <table:table-cell table:style-name="ce89" table:number-columns-repeated="1001"/>
        </table:table-row>
        <table:table-row table:style-name="ro4">
          <table:table-cell table:style-name="ce93" office:value-type="string" calcext:value-type="string">
            <text:p>R 22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22R0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Default" office:value-type="float" office:value="0.0051" calcext:value-type="float">
            <text:p>0.0051</text:p>
          </table:table-cell>
          <table:table-cell table:style-name="ce120" table:formula="of:=[.H6]*[.$L7]" office:value-type="currency" office:currency="USD" office:value="0.01" calcext:value-type="currency">
            <text:p>$0.010</text:p>
          </table:table-cell>
          <table:table-cell table:style-name="ce120" table:formula="of:=([.M6]*[.$C$2])*(1-[.Q6])" office:value-type="currency" office:currency="USD" office:value="0.1" calcext:value-type="currency">
            <text:p>$0.100</text:p>
          </table:table-cell>
          <table:table-cell table:style-name="Default" table:formula="of:=[.I7]*CEILING(([.H6]*[.$C$2])/[.I7])" office:value-type="float" office:value="50" calcext:value-type="float">
            <text:p>50</text:p>
          </table:table-cell>
          <table:table-cell table:style-name="ce120" table:formula="of:=[.O6]*[.L7]" office:value-type="currency" office:currency="USD" office:value="0.25" calcext:value-type="currency">
            <text:p>$0.250</text:p>
          </table:table-cell>
          <table:table-cell table:style-name="Default"/>
          <table:table-cell table:style-name="ce120" table:formula="of:=[.P6]*(1-[.Q6])" office:value-type="currency" office:currency="USD" office:value="0.25" calcext:value-type="currency">
            <text:p>$0.250</text:p>
          </table:table-cell>
          <table:table-cell table:style-name="ce120" table:formula="of:=[.R6]-[.N6]" office:value-type="currency" office:currency="USD" office:value="0.15" calcext:value-type="currency">
            <text:p>$0.150</text:p>
          </table:table-cell>
          <table:table-cell table:style-name="Default" table:formula="of:=[.O6]-[.H6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Chip-Resistor-Surface-Mount_22R-22R0-1_C103434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00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0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5" calcext:value-type="currency">
            <text:p>$0.005</text:p>
          </table:table-cell>
          <table:table-cell table:style-name="ce120" table:formula="of:=[.H7]*[.$L7]" office:value-type="currency" office:currency="USD" office:value="0.065" calcext:value-type="currency">
            <text:p>$0.065</text:p>
          </table:table-cell>
          <table:table-cell table:style-name="ce120" table:formula="of:=([.M7]*[.$C$2])*(1-[.Q7])" office:value-type="currency" office:currency="USD" office:value="0.65" calcext:value-type="currency">
            <text:p>$0.650</text:p>
          </table:table-cell>
          <table:table-cell table:style-name="Default" table:formula="of:=[.I7]*CEILING(([.H7]*[.$C$2])/[.I7])" office:value-type="float" office:value="150" calcext:value-type="float">
            <text:p>150</text:p>
          </table:table-cell>
          <table:table-cell table:style-name="ce120" table:formula="of:=[.O7]*[.L7]" office:value-type="currency" office:currency="USD" office:value="0.75" calcext:value-type="currency">
            <text:p>$0.750</text:p>
          </table:table-cell>
          <table:table-cell table:style-name="Default"/>
          <table:table-cell table:style-name="ce120" table:formula="of:=[.P7]*(1-[.Q7])" office:value-type="currency" office:currency="USD" office:value="0.75" calcext:value-type="currency">
            <text:p>$0.750</text:p>
          </table:table-cell>
          <table:table-cell table:style-name="ce120" table:formula="of:=[.R7]-[.N7]" office:value-type="currency" office:currency="USD" office:value="0.1" calcext:value-type="currency">
            <text:p>$0.100</text:p>
          </table:table-cell>
          <table:table-cell table:style-name="Default" table:formula="of:=[.O7]-[.H7]*[.$C$2]" office:value-type="float" office:value="20" calcext:value-type="float">
            <text:p>20</text:p>
          </table:table-cell>
          <table:table-cell table:style-name="Default" office:value-type="string" calcext:value-type="string">
            <text:p>https://lcsc.com/product-detail/Chip-Resistor-Surface-Mount_100R-1000-1_C103197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0n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B104M250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1" calcext:value-type="currency">
            <text:p>$0.010</text:p>
          </table:table-cell>
          <table:table-cell table:style-name="ce120" table:formula="of:=[.H8]*[.$L8]" office:value-type="currency" office:currency="USD" office:value="0.1616" calcext:value-type="currency">
            <text:p>$0.162</text:p>
          </table:table-cell>
          <table:table-cell table:style-name="ce120" table:formula="of:=([.M8]*[.$C$2])*(1-[.Q8])" office:value-type="currency" office:currency="USD" office:value="1.616" calcext:value-type="currency">
            <text:p>$1.616</text:p>
          </table:table-cell>
          <table:table-cell table:style-name="Default" table:formula="of:=[.I8]*CEILING(([.H8]*[.$C$2])/[.I8])" office:value-type="float" office:value="200" calcext:value-type="float">
            <text:p>200</text:p>
          </table:table-cell>
          <table:table-cell table:style-name="ce120" table:formula="of:=[.O8]*[.L8]" office:value-type="currency" office:currency="USD" office:value="2.02" calcext:value-type="currency">
            <text:p>$2.020</text:p>
          </table:table-cell>
          <table:table-cell table:style-name="Default"/>
          <table:table-cell table:style-name="ce120" table:formula="of:=[.P8]*(1-[.Q8])" office:value-type="currency" office:currency="USD" office:value="2.02" calcext:value-type="currency">
            <text:p>$2.020</text:p>
          </table:table-cell>
          <table:table-cell table:style-name="ce120" table:formula="of:=[.R8]-[.N8]" office:value-type="currency" office:currency="USD" office:value="0.404" calcext:value-type="currency">
            <text:p>$0.404</text:p>
          </table:table-cell>
          <table:table-cell table:style-name="Default" table:formula="of:=[.O8]-[.H8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Multilayer-Ceramic-Capacitors-MLCC-SMD-SMT_100nF-104-20-25V_C107569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0p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N101G500CT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76" calcext:value-type="currency">
            <text:p>$0.018</text:p>
          </table:table-cell>
          <table:table-cell table:style-name="ce120" table:formula="of:=[.H9]*[.$L9]" office:value-type="currency" office:currency="USD" office:value="0.0176" calcext:value-type="currency">
            <text:p>$0.018</text:p>
          </table:table-cell>
          <table:table-cell table:style-name="ce120" table:formula="of:=([.M9]*[.$C$2])*(1-[.Q9])" office:value-type="currency" office:currency="USD" office:value="0.176" calcext:value-type="currency">
            <text:p>$0.176</text:p>
          </table:table-cell>
          <table:table-cell table:style-name="Default" table:formula="of:=[.I9]*CEILING(([.H9]*[.$C$2])/[.I9])" office:value-type="float" office:value="50" calcext:value-type="float">
            <text:p>50</text:p>
          </table:table-cell>
          <table:table-cell table:style-name="ce120" table:formula="of:=[.O9]*[.L9]" office:value-type="currency" office:currency="USD" office:value="0.88" calcext:value-type="currency">
            <text:p>$0.880</text:p>
          </table:table-cell>
          <table:table-cell table:style-name="Default"/>
          <table:table-cell table:style-name="ce120" table:formula="of:=[.P9]*(1-[.Q9])" office:value-type="currency" office:currency="USD" office:value="0.88" calcext:value-type="currency">
            <text:p>$0.880</text:p>
          </table:table-cell>
          <table:table-cell table:style-name="ce120" table:formula="of:=[.R9]-[.N9]" office:value-type="currency" office:currency="USD" office:value="0.704" calcext:value-type="currency">
            <text:p>$0.704</text:p>
          </table:table-cell>
          <table:table-cell table:style-name="Default" table:formula="of:=[.O9]-[.H9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Others_Huaxin-S-T-0603N101G500CT_C296046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0k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2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19" calcext:value-type="currency">
            <text:p>$0.002</text:p>
          </table:table-cell>
          <table:table-cell table:style-name="ce120" table:formula="of:=[.H10]*[.$L10]" office:value-type="currency" office:currency="USD" office:value="0.0057" calcext:value-type="currency">
            <text:p>$0.006</text:p>
          </table:table-cell>
          <table:table-cell table:style-name="ce120" table:formula="of:=([.M10]*[.$C$2])*(1-[.Q10])" office:value-type="currency" office:currency="USD" office:value="0.057" calcext:value-type="currency">
            <text:p>$0.057</text:p>
          </table:table-cell>
          <table:table-cell table:style-name="Default" table:formula="of:=[.I10]*CEILING(([.H10]*[.$C$2])/[.I10])" office:value-type="float" office:value="100" calcext:value-type="float">
            <text:p>100</text:p>
          </table:table-cell>
          <table:table-cell table:style-name="ce120" table:formula="of:=[.O10]*[.L10]" office:value-type="currency" office:currency="USD" office:value="0.19" calcext:value-type="currency">
            <text:p>$0.190</text:p>
          </table:table-cell>
          <table:table-cell table:style-name="Default"/>
          <table:table-cell table:style-name="ce120" table:formula="of:=[.P10]*(1-[.Q10])" office:value-type="currency" office:currency="USD" office:value="0.19" calcext:value-type="currency">
            <text:p>$0.190</text:p>
          </table:table-cell>
          <table:table-cell table:style-name="ce120" table:formula="of:=[.R10]-[.N10]" office:value-type="currency" office:currency="USD" office:value="0.133" calcext:value-type="currency">
            <text:p>$0.133</text:p>
          </table:table-cell>
          <table:table-cell table:style-name="Default" table:formula="of:=[.O10]-[.H10]*[.$C$2]" office:value-type="float" office:value="70" calcext:value-type="float">
            <text:p>70</text:p>
          </table:table-cell>
          <table:table-cell table:style-name="Default" office:value-type="string" calcext:value-type="string">
            <text:p>https://lcsc.com/product-detail/Chip-Resistor-Surface-Mount_10KR-1002-1_C103199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0u/10V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10A106MQ8NNNL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4" calcext:value-type="currency">
            <text:p>$0.010</text:p>
          </table:table-cell>
          <table:table-cell table:style-name="ce120" table:formula="of:=[.H11]*[.$L11]" office:value-type="currency" office:currency="USD" office:value="0.052" calcext:value-type="currency">
            <text:p>$0.052</text:p>
          </table:table-cell>
          <table:table-cell table:style-name="ce120" table:formula="of:=([.M11]*[.$C$2])*(1-[.Q11])" office:value-type="currency" office:currency="USD" office:value="0.52" calcext:value-type="currency">
            <text:p>$0.520</text:p>
          </table:table-cell>
          <table:table-cell table:style-name="Default" table:formula="of:=[.I11]*CEILING(([.H11]*[.$C$2])/[.I11])" office:value-type="float" office:value="50" calcext:value-type="float">
            <text:p>50</text:p>
          </table:table-cell>
          <table:table-cell table:style-name="ce120" table:formula="of:=[.O11]*[.L11]" office:value-type="currency" office:currency="USD" office:value="0.52" calcext:value-type="currency">
            <text:p>$0.520</text:p>
          </table:table-cell>
          <table:table-cell table:style-name="Default"/>
          <table:table-cell table:style-name="ce120" table:formula="of:=[.P11]*(1-[.Q11])" office:value-type="currency" office:currency="USD" office:value="0.52" calcext:value-type="currency">
            <text:p>$0.520</text:p>
          </table:table-cell>
          <table:table-cell table:style-name="ce120" table:formula="of:=[.R11]-[.N11]" office:value-type="currency" office:currency="USD" office:value="0" calcext:value-type="currency">
            <text:p>$0.000</text:p>
          </table:table-cell>
          <table:table-cell table:style-name="Default" table:formula="of:=[.O11]-[.H11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Others_Samsung-Electro-Mechanics_CL10A106MQ8NNNL_Samsung-Electro-Mechanics-CL10A106MQ8NNNL_C307461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12MHz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4" calcext:value-type="float">
            <text:p>1.4</text:p>
          </table:table-cell>
          <table:table-cell table:style-name="ce120" table:formula="of:=[.K12]/[.I12]" office:value-type="currency" office:currency="USD" office:value="0.14" calcext:value-type="currency">
            <text:p>$0.140</text:p>
          </table:table-cell>
          <table:table-cell table:style-name="ce120" table:formula="of:=[.H12]*[.$L12]" office:value-type="currency" office:currency="USD" office:value="0.14" calcext:value-type="currency">
            <text:p>$0.140</text:p>
          </table:table-cell>
          <table:table-cell table:style-name="ce120" table:formula="of:=([.M12]*[.$C$2])*(1-[.Q12])" office:value-type="currency" office:currency="USD" office:value="1.4" calcext:value-type="currency">
            <text:p>$1.400</text:p>
          </table:table-cell>
          <table:table-cell table:style-name="Default" table:formula="of:=[.I12]*CEILING(([.H12]*[.$C$2])/[.I12])" office:value-type="float" office:value="10" calcext:value-type="float">
            <text:p>10</text:p>
          </table:table-cell>
          <table:table-cell table:style-name="ce120" table:formula="of:=[.O12]*[.L12]" office:value-type="currency" office:currency="USD" office:value="1.4" calcext:value-type="currency">
            <text:p>$1.400</text:p>
          </table:table-cell>
          <table:table-cell table:style-name="Default"/>
          <table:table-cell table:style-name="ce120" table:formula="of:=[.P12]*(1-[.Q12])" office:value-type="currency" office:currency="USD" office:value="1.4" calcext:value-type="currency">
            <text:p>$1.400</text:p>
          </table:table-cell>
          <table:table-cell table:style-name="ce120" table:formula="of:=[.R12]-[.N12]" office:value-type="currency" office:currency="USD" office:value="0" calcext:value-type="currency">
            <text:p>$0.000</text:p>
          </table:table-cell>
          <table:table-cell table:style-name="Default" table:formula="of:=[.O12]-[.H12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pcs-3-2x2-5-3225-12-16-25-24-26-40-20-8-27-32MHZ-passive/32954531147.html?spm=a2g0s.13010208.99999999.45.72a53c00Ua8BqA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12mm buzzer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12x9.5 P7.6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06" calcext:value-type="float">
            <text:p>1.06</text:p>
          </table:table-cell>
          <table:table-cell table:style-name="ce120" table:formula="of:=[.K13]/[.I13]" office:value-type="currency" office:currency="USD" office:value="0.106" calcext:value-type="currency">
            <text:p>$0.106</text:p>
          </table:table-cell>
          <table:table-cell table:style-name="ce120" table:formula="of:=[.H13]*[.$L13]" office:value-type="currency" office:currency="USD" office:value="0.106" calcext:value-type="currency">
            <text:p>$0.106</text:p>
          </table:table-cell>
          <table:table-cell table:style-name="ce120" table:formula="of:=([.M13]*[.$C$2])*(1-[.Q13])" office:value-type="currency" office:currency="USD" office:value="1.06" calcext:value-type="currency">
            <text:p>$1.060</text:p>
          </table:table-cell>
          <table:table-cell table:style-name="Default" table:formula="of:=[.I13]*CEILING(([.H13]*[.$C$2])/[.I13])" office:value-type="float" office:value="10" calcext:value-type="float">
            <text:p>10</text:p>
          </table:table-cell>
          <table:table-cell table:style-name="ce120" table:formula="of:=[.O13]*[.L13]" office:value-type="currency" office:currency="USD" office:value="1.06" calcext:value-type="currency">
            <text:p>$1.060</text:p>
          </table:table-cell>
          <table:table-cell table:style-name="Default"/>
          <table:table-cell table:style-name="ce120" table:formula="of:=[.P13]*(1-[.Q13])" office:value-type="currency" office:currency="USD" office:value="1.06" calcext:value-type="currency">
            <text:p>$1.060</text:p>
          </table:table-cell>
          <table:table-cell table:style-name="ce120" table:formula="of:=[.R13]-[.N13]" office:value-type="currency" office:currency="USD" office:value="0" calcext:value-type="currency">
            <text:p>$0.000</text:p>
          </table:table-cell>
          <table:table-cell table:style-name="Default" table:formula="of:=[.O13]-[.H1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503620431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12p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Huaxin</text:p>
          </table:table-cell>
          <table:table-cell table:style-name="Default" office:value-type="string" calcext:value-type="string">
            <text:p>0603N120G500CT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01" calcext:value-type="currency">
            <text:p>$0.010</text:p>
          </table:table-cell>
          <table:table-cell table:style-name="ce120" table:formula="of:=[.H14]*[.$L14]" office:value-type="currency" office:currency="USD" office:value="0.0606" calcext:value-type="currency">
            <text:p>$0.061</text:p>
          </table:table-cell>
          <table:table-cell table:style-name="ce120" table:formula="of:=([.M14]*[.$C$2])*(1-[.Q14])" office:value-type="currency" office:currency="USD" office:value="0.606" calcext:value-type="currency">
            <text:p>$0.606</text:p>
          </table:table-cell>
          <table:table-cell table:style-name="Default" table:formula="of:=[.I14]*CEILING(([.H14]*[.$C$2])/[.I14])" office:value-type="float" office:value="100" calcext:value-type="float">
            <text:p>100</text:p>
          </table:table-cell>
          <table:table-cell table:style-name="ce120" table:formula="of:=[.O14]*[.L14]" office:value-type="currency" office:currency="USD" office:value="1.01" calcext:value-type="currency">
            <text:p>$1.010</text:p>
          </table:table-cell>
          <table:table-cell table:style-name="Default"/>
          <table:table-cell table:style-name="ce120" table:formula="of:=[.P14]*(1-[.Q14])" office:value-type="currency" office:currency="USD" office:value="1.01" calcext:value-type="currency">
            <text:p>$1.010</text:p>
          </table:table-cell>
          <table:table-cell table:style-name="ce120" table:formula="of:=[.R14]-[.N14]" office:value-type="currency" office:currency="USD" office:value="0.404" calcext:value-type="currency">
            <text:p>$0.404</text:p>
          </table:table-cell>
          <table:table-cell table:style-name="Default" table:formula="of:=[.O14]-[.H14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lcsc.com/product-detail/Multilayer-Ceramic-Capacitors-MLCC-SMD-SMT_Huaxin-S-T-0603N120G500CT_C302050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k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17" calcext:value-type="currency">
            <text:p>$0.002</text:p>
          </table:table-cell>
          <table:table-cell table:style-name="ce120" table:formula="of:=[.H15]*[.$L15]" office:value-type="currency" office:currency="USD" office:value="0.0017" calcext:value-type="currency">
            <text:p>$0.002</text:p>
          </table:table-cell>
          <table:table-cell table:style-name="ce120" table:formula="of:=([.M15]*[.$C$2])*(1-[.Q15])" office:value-type="currency" office:currency="USD" office:value="0.017" calcext:value-type="currency">
            <text:p>$0.017</text:p>
          </table:table-cell>
          <table:table-cell table:style-name="Default" table:formula="of:=[.I15]*CEILING(([.H15]*[.$C$2])/[.I15])" office:value-type="float" office:value="100" calcext:value-type="float">
            <text:p>100</text:p>
          </table:table-cell>
          <table:table-cell table:style-name="ce120" table:formula="of:=[.O15]*[.L15]" office:value-type="currency" office:currency="USD" office:value="0.17" calcext:value-type="currency">
            <text:p>$0.170</text:p>
          </table:table-cell>
          <table:table-cell table:style-name="Default"/>
          <table:table-cell table:style-name="ce120" table:formula="of:=[.P15]*(1-[.Q15])" office:value-type="currency" office:currency="USD" office:value="0.17" calcext:value-type="currency">
            <text:p>$0.170</text:p>
          </table:table-cell>
          <table:table-cell table:style-name="ce120" table:formula="of:=[.R15]-[.N15]" office:value-type="currency" office:currency="USD" office:value="0.153" calcext:value-type="currency">
            <text:p>$0.153</text:p>
          </table:table-cell>
          <table:table-cell table:style-name="Default" table:formula="of:=[.O15]-[.H15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1KR-1001-1_C103198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k5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5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5" calcext:value-type="currency">
            <text:p>$0.005</text:p>
          </table:table-cell>
          <table:table-cell table:style-name="ce120" table:formula="of:=[.H16]*[.$L16]" office:value-type="currency" office:currency="USD" office:value="0.005" calcext:value-type="currency">
            <text:p>$0.005</text:p>
          </table:table-cell>
          <table:table-cell table:style-name="ce120" table:formula="of:=([.M16]*[.$C$2])*(1-[.Q16])" office:value-type="currency" office:currency="USD" office:value="0.05" calcext:value-type="currency">
            <text:p>$0.050</text:p>
          </table:table-cell>
          <table:table-cell table:style-name="Default" table:formula="of:=[.I16]*CEILING(([.H16]*[.$C$2])/[.I16])" office:value-type="float" office:value="100" calcext:value-type="float">
            <text:p>100</text:p>
          </table:table-cell>
          <table:table-cell table:style-name="ce120" table:formula="of:=[.O16]*[.L16]" office:value-type="currency" office:currency="USD" office:value="0.5" calcext:value-type="currency">
            <text:p>$0.500</text:p>
          </table:table-cell>
          <table:table-cell table:style-name="Default"/>
          <table:table-cell table:style-name="ce120" table:formula="of:=[.P16]*(1-[.Q16])" office:value-type="currency" office:currency="USD" office:value="0.5" calcext:value-type="currency">
            <text:p>$0.500</text:p>
          </table:table-cell>
          <table:table-cell table:style-name="ce120" table:formula="of:=[.R16]-[.N16]" office:value-type="currency" office:currency="USD" office:value="0.45" calcext:value-type="currency">
            <text:p>$0.450</text:p>
          </table:table-cell>
          <table:table-cell table:style-name="Default" table:formula="of:=[.O16]-[.H16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1-5KR-1501-1_C103303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1M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Default" office:value-type="string" calcext:value-type="string">
            <text:p>RTT031004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68" calcext:value-type="currency">
            <text:p>$0.007</text:p>
          </table:table-cell>
          <table:table-cell table:style-name="ce120" table:formula="of:=[.H17]*[.$L17]" office:value-type="currency" office:currency="USD" office:value="0.0136" calcext:value-type="currency">
            <text:p>$0.014</text:p>
          </table:table-cell>
          <table:table-cell table:style-name="ce120" table:formula="of:=([.M17]*[.$C$2])*(1-[.Q17])" office:value-type="currency" office:currency="USD" office:value="0.136" calcext:value-type="currency">
            <text:p>$0.136</text:p>
          </table:table-cell>
          <table:table-cell table:style-name="Default" table:formula="of:=[.I17]*CEILING(([.H17]*[.$C$2])/[.I17])" office:value-type="float" office:value="100" calcext:value-type="float">
            <text:p>100</text:p>
          </table:table-cell>
          <table:table-cell table:style-name="ce120" table:formula="of:=[.O17]*[.L17]" office:value-type="currency" office:currency="USD" office:value="0.68" calcext:value-type="currency">
            <text:p>$0.680</text:p>
          </table:table-cell>
          <table:table-cell table:style-name="Default"/>
          <table:table-cell table:style-name="ce120" table:formula="of:=[.P17]*(1-[.Q17])" office:value-type="currency" office:currency="USD" office:value="0.68" calcext:value-type="currency">
            <text:p>$0.680</text:p>
          </table:table-cell>
          <table:table-cell table:style-name="ce120" table:formula="of:=[.R17]-[.N17]" office:value-type="currency" office:currency="USD" office:value="0.544" calcext:value-type="currency">
            <text:p>$0.544</text:p>
          </table:table-cell>
          <table:table-cell table:style-name="Default" table:formula="of:=[.O17]-[.H17]*[.$C$2]" office:value-type="float" office:value="80" calcext:value-type="float">
            <text:p>80</text:p>
          </table:table-cell>
          <table:table-cell table:style-name="Default" office:value-type="string" calcext:value-type="string">
            <text:p>https://lcsc.com/product-detail/Chip-Resistor-Surface-Mount_1MR-1004-1_C103201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electrolytic 220u/10V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SMD 10x10.2</text:p>
          </table:table-cell>
          <table:table-cell table:style-name="Default" office:value-type="string" calcext:value-type="string">
            <text:p>Rubycon</text:p>
          </table:table-cell>
          <table:table-cell table:style-name="Default" office:value-type="string" calcext:value-type="string">
            <text:p>35SEV220M10X10.5</text:p>
          </table:table-cell>
          <table:table-cell table:style-name="ce96" office:value-type="string" calcext:value-type="string">
            <text:p>LCSC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1522" calcext:value-type="currency">
            <text:p>$0.152</text:p>
          </table:table-cell>
          <table:table-cell table:style-name="ce120" table:formula="of:=[.H18]*[.$L18]" office:value-type="currency" office:currency="USD" office:value="0.1522" calcext:value-type="currency">
            <text:p>$0.152</text:p>
          </table:table-cell>
          <table:table-cell table:style-name="ce120" table:formula="of:=([.M18]*[.$C$2])*(1-[.Q18])" office:value-type="currency" office:currency="USD" office:value="1.522" calcext:value-type="currency">
            <text:p>$1.522</text:p>
          </table:table-cell>
          <table:table-cell table:style-name="Default" table:formula="of:=[.I18]*CEILING(([.H18]*[.$C$2])/[.I18])" office:value-type="float" office:value="10" calcext:value-type="float">
            <text:p>10</text:p>
          </table:table-cell>
          <table:table-cell table:style-name="ce120" table:formula="of:=[.O18]*[.L18]" office:value-type="currency" office:currency="USD" office:value="1.522" calcext:value-type="currency">
            <text:p>$1.522</text:p>
          </table:table-cell>
          <table:table-cell table:style-name="Default"/>
          <table:table-cell table:style-name="ce120" table:formula="of:=[.P18]*(1-[.Q18])" office:value-type="currency" office:currency="USD" office:value="1.522" calcext:value-type="currency">
            <text:p>$1.522</text:p>
          </table:table-cell>
          <table:table-cell table:style-name="ce120" table:formula="of:=[.R18]-[.N18]" office:value-type="currency" office:currency="USD" office:value="0" calcext:value-type="currency">
            <text:p>$0.000</text:p>
          </table:table-cell>
          <table:table-cell table:style-name="Default" table:formula="of:=[.O18]-[.H18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Aluminum-Electrolytic-Capacitors-SMD_Rubycon_35SEV220M10X10-5_220mF-20-35V_C165453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22p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Samsung</text:p>
          </table:table-cell>
          <table:table-cell table:style-name="Default" office:value-type="string" calcext:value-type="string">
            <text:p>CL10C220JB8NNNC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78" calcext:value-type="currency">
            <text:p>$0.008</text:p>
          </table:table-cell>
          <table:table-cell table:style-name="ce120" table:formula="of:=[.H19]*[.$L19]" office:value-type="currency" office:currency="USD" office:value="0.0156" calcext:value-type="currency">
            <text:p>$0.016</text:p>
          </table:table-cell>
          <table:table-cell table:style-name="ce120" table:formula="of:=([.M19]*[.$C$2])*(1-[.Q19])" office:value-type="currency" office:currency="USD" office:value="0.156" calcext:value-type="currency">
            <text:p>$0.156</text:p>
          </table:table-cell>
          <table:table-cell table:style-name="Default" table:formula="of:=[.I19]*CEILING(([.H19]*[.$C$2])/[.I19])" office:value-type="float" office:value="50" calcext:value-type="float">
            <text:p>50</text:p>
          </table:table-cell>
          <table:table-cell table:style-name="ce120" table:formula="of:=[.O19]*[.L19]" office:value-type="currency" office:currency="USD" office:value="0.39" calcext:value-type="currency">
            <text:p>$0.390</text:p>
          </table:table-cell>
          <table:table-cell table:style-name="Default"/>
          <table:table-cell table:style-name="ce120" table:formula="of:=[.P19]*(1-[.Q19])" office:value-type="currency" office:currency="USD" office:value="0.39" calcext:value-type="currency">
            <text:p>$0.390</text:p>
          </table:table-cell>
          <table:table-cell table:style-name="ce120" table:formula="of:=[.R19]-[.N19]" office:value-type="currency" office:currency="USD" office:value="0.234" calcext:value-type="currency">
            <text:p>$0.234</text:p>
          </table:table-cell>
          <table:table-cell table:style-name="Default" table:formula="of:=[.O19]-[.H19]*[.$C$2]" office:value-type="float" office:value="30" calcext:value-type="float">
            <text:p>30</text:p>
          </table:table-cell>
          <table:table-cell table:style-name="Default" office:value-type="string" calcext:value-type="string">
            <text:p>https://lcsc.com/product-detail/Multilayer-Ceramic-Capacitors-MLCC-SMD-SMT_SAMSUNG_CL10C220JB8NNNC_22pF-220-5-50V_C1653.html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2k7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office:value-type="string" calcext:value-type="string">
            <text:p>Ralec</text:p>
          </table:table-cell>
          <table:table-cell table:style-name="ce114" office:value-type="string" calcext:value-type="string">
            <text:p>RTT032701FTP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35" calcext:value-type="currency">
            <text:p>$0.004</text:p>
          </table:table-cell>
          <table:table-cell table:style-name="ce120" table:formula="of:=[.H20]*[.$L20]" office:value-type="currency" office:currency="USD" office:value="0.0035" calcext:value-type="currency">
            <text:p>$0.004</text:p>
          </table:table-cell>
          <table:table-cell table:style-name="ce120" table:formula="of:=([.M20]*[.$C$2])*(1-[.Q20])" office:value-type="currency" office:currency="USD" office:value="0.035" calcext:value-type="currency">
            <text:p>$0.035</text:p>
          </table:table-cell>
          <table:table-cell table:style-name="Default" table:formula="of:=[.I20]*CEILING(([.H20]*[.$C$2])/[.I20])" office:value-type="float" office:value="100" calcext:value-type="float">
            <text:p>100</text:p>
          </table:table-cell>
          <table:table-cell table:style-name="ce120" table:formula="of:=[.O20]*[.L20]" office:value-type="currency" office:currency="USD" office:value="0.35" calcext:value-type="currency">
            <text:p>$0.350</text:p>
          </table:table-cell>
          <table:table-cell table:style-name="Default"/>
          <table:table-cell table:style-name="ce120" table:formula="of:=[.P20]*(1-[.Q20])" office:value-type="currency" office:currency="USD" office:value="0.35" calcext:value-type="currency">
            <text:p>$0.350</text:p>
          </table:table-cell>
          <table:table-cell table:style-name="ce120" table:formula="of:=[.R20]-[.N20]" office:value-type="currency" office:currency="USD" office:value="0.315" calcext:value-type="currency">
            <text:p>$0.315</text:p>
          </table:table-cell>
          <table:table-cell table:style-name="Default" table:formula="of:=[.O20]-[.H20]*[.$C$2]" office:value-type="float" office:value="90" calcext:value-type="float">
            <text:p>90</text:p>
          </table:table-cell>
          <table:table-cell table:style-name="Default" office:value-type="string" calcext:value-type="string">
            <text:p>https://lcsc.com/product-detail/Chip-Resistor-Surface-Mount_2-7KR-2701-1_C10347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32.768kHz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06" calcext:value-type="float">
            <text:p>1.06</text:p>
          </table:table-cell>
          <table:table-cell table:style-name="ce120" table:formula="of:=[.K21]/[.I21]" office:value-type="currency" office:currency="USD" office:value="0.053" calcext:value-type="currency">
            <text:p>$0.053</text:p>
          </table:table-cell>
          <table:table-cell table:style-name="ce120" table:formula="of:=[.H21]*[.$L21]" office:value-type="currency" office:currency="USD" office:value="0.053" calcext:value-type="currency">
            <text:p>$0.053</text:p>
          </table:table-cell>
          <table:table-cell table:style-name="ce120" table:formula="of:=([.M21]*[.$C$2])*(1-[.Q21])" office:value-type="currency" office:currency="USD" office:value="0.53" calcext:value-type="currency">
            <text:p>$0.530</text:p>
          </table:table-cell>
          <table:table-cell table:style-name="Default" table:formula="of:=[.I21]*CEILING(([.H21]*[.$C$2])/[.I21])" office:value-type="float" office:value="20" calcext:value-type="float">
            <text:p>20</text:p>
          </table:table-cell>
          <table:table-cell table:style-name="ce120" table:formula="of:=[.O21]*[.L21]" office:value-type="currency" office:currency="USD" office:value="1.06" calcext:value-type="currency">
            <text:p>$1.060</text:p>
          </table:table-cell>
          <table:table-cell table:style-name="Default"/>
          <table:table-cell table:style-name="ce120" table:formula="of:=[.P21]*(1-[.Q21])" office:value-type="currency" office:currency="USD" office:value="1.06" calcext:value-type="currency">
            <text:p>$1.060</text:p>
          </table:table-cell>
          <table:table-cell table:style-name="ce120" table:formula="of:=[.R21]-[.N21]" office:value-type="currency" office:currency="USD" office:value="0.53" calcext:value-type="currency">
            <text:p>$0.530</text:p>
          </table:table-cell>
          <table:table-cell table:style-name="Default" table:formula="of:=[.O21]-[.H21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www.aliexpress.com/item/20pcs-32-768-kHz-Crystal-Cylender-3-8-mm-Oscillator/32260859590.html?spm=a2g0s.13010208.99999999.39.72a53c00Ua8BqA</text:p>
          </table:table-cell>
          <table:table-cell table:style-name="Default" table:number-columns-repeated="1001"/>
        </table:table-row>
        <table:table-row table:style-name="ro4">
          <table:table-cell table:style-name="ce93" office:value-type="string" calcext:value-type="string">
            <text:p>R net 4*620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4x0603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075" calcext:value-type="currency">
            <text:p>$0.008</text:p>
          </table:table-cell>
          <table:table-cell table:style-name="ce120" table:formula="of:=[.H22]*[.$L22]" office:value-type="currency" office:currency="USD" office:value="0.0225" calcext:value-type="currency">
            <text:p>$0.023</text:p>
          </table:table-cell>
          <table:table-cell table:style-name="ce120" table:formula="of:=([.M22]*[.$C$2])*(1-[.Q22])" office:value-type="currency" office:currency="USD" office:value="0.225" calcext:value-type="currency">
            <text:p>$0.225</text:p>
          </table:table-cell>
          <table:table-cell table:style-name="Default" table:formula="of:=[.I22]*CEILING(([.H22]*[.$C$2])/[.I22])" office:value-type="float" office:value="50" calcext:value-type="float">
            <text:p>50</text:p>
          </table:table-cell>
          <table:table-cell table:style-name="ce120" table:formula="of:=[.O22]*[.L22]" office:value-type="currency" office:currency="USD" office:value="0.375" calcext:value-type="currency">
            <text:p>$0.375</text:p>
          </table:table-cell>
          <table:table-cell table:style-name="Default"/>
          <table:table-cell table:style-name="ce120" table:formula="of:=[.P22]*(1-[.Q22])" office:value-type="currency" office:currency="USD" office:value="0.375" calcext:value-type="currency">
            <text:p>$0.375</text:p>
          </table:table-cell>
          <table:table-cell table:style-name="ce120" table:formula="of:=[.R22]-[.N22]" office:value-type="currency" office:currency="USD" office:value="0.15" calcext:value-type="currency">
            <text:p>$0.150</text:p>
          </table:table-cell>
          <table:table-cell table:style-name="Default" table:formula="of:=[.O22]-[.H22]*[.$C$2]" office:value-type="float" office:value="20" calcext:value-type="float">
            <text:p>20</text:p>
          </table:table-cell>
          <table:table-cell table:style-name="Default" office:value-type="string" calcext:value-type="string">
            <text:p>https://lcsc.com/product-detail/Resistor-Networks-Arrays_Uniroyal-Elec-4D03WGJ0621T5E_C12034.html</text:p>
          </table:table-cell>
          <table:table-cell table:style-name="Default" table:number-columns-repeated="1001"/>
        </table:table-row>
        <table:table-row table:style-name="ro4">
          <table:table-cell table:style-name="ce94" office:value-type="string" calcext:value-type="string">
            <text:p>C electrolytic 47u/10V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SMD 6.3x5.8</text:p>
          </table:table-cell>
          <table:table-cell table:style-name="Default" office:value-type="string" calcext:value-type="string">
            <text:p>Rubycon</text:p>
          </table:table-cell>
          <table:table-cell table:style-name="Default" office:value-type="string" calcext:value-type="string">
            <text:p>35SEV47M6.3X8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1032" calcext:value-type="currency">
            <text:p>$0.103</text:p>
          </table:table-cell>
          <table:table-cell table:style-name="ce120" table:formula="of:=[.H23]*[.$L23]" office:value-type="currency" office:currency="USD" office:value="0.4128" calcext:value-type="currency">
            <text:p>$0.413</text:p>
          </table:table-cell>
          <table:table-cell table:style-name="ce120" table:formula="of:=([.M23]*[.$C$2])*(1-[.Q23])" office:value-type="currency" office:currency="USD" office:value="4.128" calcext:value-type="currency">
            <text:p>$4.128</text:p>
          </table:table-cell>
          <table:table-cell table:style-name="Default" table:formula="of:=[.I23]*CEILING(([.H23]*[.$C$2])/[.I23])" office:value-type="float" office:value="40" calcext:value-type="float">
            <text:p>40</text:p>
          </table:table-cell>
          <table:table-cell table:style-name="ce120" table:formula="of:=[.O23]*[.L23]" office:value-type="currency" office:currency="USD" office:value="4.128" calcext:value-type="currency">
            <text:p>$4.128</text:p>
          </table:table-cell>
          <table:table-cell table:style-name="Default"/>
          <table:table-cell table:style-name="ce120" table:formula="of:=[.P23]*(1-[.Q23])" office:value-type="currency" office:currency="USD" office:value="4.128" calcext:value-type="currency">
            <text:p>$4.128</text:p>
          </table:table-cell>
          <table:table-cell table:style-name="ce120" table:formula="of:=[.R23]-[.N23]" office:value-type="currency" office:currency="USD" office:value="0" calcext:value-type="currency">
            <text:p>$0.000</text:p>
          </table:table-cell>
          <table:table-cell table:style-name="Default" table:formula="of:=[.O23]-[.H2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Aluminum-Electrolytic-Capacitors-SMD_Rubycon_35SEV47M6-3X8_47uF-35V_C110169.html</text:p>
          </table:table-cell>
          <table:table-cell table:style-name="Default" table:number-columns-repeated="1001"/>
        </table:table-row>
        <table:table-row table:style-name="ro4">
          <table:table-cell table:style-name="ce95" office:value-type="string" calcext:value-type="string">
            <text:p>Crystal 8MHz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3225 4P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4" calcext:value-type="float">
            <text:p>1.4</text:p>
          </table:table-cell>
          <table:table-cell table:style-name="ce120" table:formula="of:=[.K24]/[.I24]" office:value-type="currency" office:currency="USD" office:value="0.14" calcext:value-type="currency">
            <text:p>$0.140</text:p>
          </table:table-cell>
          <table:table-cell table:style-name="ce120" table:formula="of:=[.H24]*[.$L24]" office:value-type="currency" office:currency="USD" office:value="0.28" calcext:value-type="currency">
            <text:p>$0.280</text:p>
          </table:table-cell>
          <table:table-cell table:style-name="ce120" table:formula="of:=([.M24]*[.$C$2])*(1-[.Q24])" office:value-type="currency" office:currency="USD" office:value="2.8" calcext:value-type="currency">
            <text:p>$2.800</text:p>
          </table:table-cell>
          <table:table-cell table:style-name="Default" table:formula="of:=[.I24]*CEILING(([.H24]*[.$C$2])/[.I24])" office:value-type="float" office:value="20" calcext:value-type="float">
            <text:p>20</text:p>
          </table:table-cell>
          <table:table-cell table:style-name="ce120" table:formula="of:=[.O24]*[.L24]" office:value-type="currency" office:currency="USD" office:value="2.8" calcext:value-type="currency">
            <text:p>$2.800</text:p>
          </table:table-cell>
          <table:table-cell table:style-name="Default"/>
          <table:table-cell table:style-name="ce120" table:formula="of:=[.P24]*(1-[.Q24])" office:value-type="currency" office:currency="USD" office:value="2.8" calcext:value-type="currency">
            <text:p>$2.800</text:p>
          </table:table-cell>
          <table:table-cell table:style-name="ce120" table:formula="of:=[.R24]-[.N24]" office:value-type="currency" office:currency="USD" office:value="0" calcext:value-type="currency">
            <text:p>$0.000</text:p>
          </table:table-cell>
          <table:table-cell table:style-name="Default" table:formula="of:=[.O24]-[.H24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10pcs-3-2x2-5-3225-12-16-25-24-26-40-20-8-27-32MHZ-passive/32954531147.html?spm=a2g0s.13010208.99999999.45.72a53c00Ua8BqA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MOSFET N-ch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SOT-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O3400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99" calcext:value-type="float">
            <text:p>1.99</text:p>
          </table:table-cell>
          <table:table-cell table:style-name="ce120" table:formula="of:=[.K25]/[.I25]" office:value-type="currency" office:currency="USD" office:value="0.0199" calcext:value-type="currency">
            <text:p>$0.020</text:p>
          </table:table-cell>
          <table:table-cell table:style-name="ce120" table:formula="of:=[.H25]*[.$L25]" office:value-type="currency" office:currency="USD" office:value="0.0597" calcext:value-type="currency">
            <text:p>$0.060</text:p>
          </table:table-cell>
          <table:table-cell table:style-name="ce120" table:formula="of:=([.M25]*[.$C$2])*(1-[.Q25])" office:value-type="currency" office:currency="USD" office:value="0.597" calcext:value-type="currency">
            <text:p>$0.597</text:p>
          </table:table-cell>
          <table:table-cell table:style-name="Default" table:formula="of:=[.I25]*CEILING(([.H25]*[.$C$2])/[.I25])" office:value-type="float" office:value="100" calcext:value-type="float">
            <text:p>100</text:p>
          </table:table-cell>
          <table:table-cell table:style-name="ce120" table:formula="of:=[.O25]*[.L25]" office:value-type="currency" office:currency="USD" office:value="1.99" calcext:value-type="currency">
            <text:p>$1.990</text:p>
          </table:table-cell>
          <table:table-cell table:style-name="Default"/>
          <table:table-cell table:style-name="ce120" table:formula="of:=[.P25]*(1-[.Q25])" office:value-type="currency" office:currency="USD" office:value="1.99" calcext:value-type="currency">
            <text:p>$1.990</text:p>
          </table:table-cell>
          <table:table-cell table:style-name="ce120" table:formula="of:=[.R25]-[.N25]" office:value-type="currency" office:currency="USD" office:value="1.393" calcext:value-type="currency">
            <text:p>$1.393</text:p>
          </table:table-cell>
          <table:table-cell table:style-name="Default" table:formula="of:=[.O25]-[.H25]*[.$C$2]" office:value-type="float" office:value="70" calcext:value-type="float">
            <text:p>70</text:p>
          </table:table-cell>
          <table:table-cell table:style-name="Default" office:value-type="string" calcext:value-type="string">
            <text:p>https://www.aliexpress.com/item/Free-shipping-20pcs-SMD-mosfet-transistor-SOT-23-AO3400/32360580221.html?spm=2114.search0104.3.2.1cf35fb7BUU9JX&amp;ws_ab_test=searchweb0_0,searchweb201602_5_10065_10068_319_317_10696_10084_453_10924_454_10083_10618_10920_10921_10307_10922_537_536_10059_10884_10887_100031_321_322_10103,searchweb201603_51,ppcSwitch_0&amp;algo_expid=063eca95-98dd-41eb-8991-86922ccebf85-0&amp;algo_pvid=063eca95-98dd-41eb-8991-86922ccebf85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Voltage regulator 3.3V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SOT-223</text:p>
          </table:table-cell>
          <table:table-cell table:style-name="Default" office:value-type="string" calcext:value-type="string">
            <text:p>Various</text:p>
          </table:table-cell>
          <table:table-cell table:style-name="Default" office:value-type="string" calcext:value-type="string">
            <text:p>AP1117-33</text:p>
          </table:table-cell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77" calcext:value-type="float">
            <text:p>1.77</text:p>
          </table:table-cell>
          <table:table-cell table:style-name="ce120" table:formula="of:=[.K26]/[.I26]" office:value-type="currency" office:currency="USD" office:value="0.0177" calcext:value-type="currency">
            <text:p>$0.018</text:p>
          </table:table-cell>
          <table:table-cell table:style-name="ce120" table:formula="of:=[.H26]*[.$L26]" office:value-type="currency" office:currency="USD" office:value="0.0354" calcext:value-type="currency">
            <text:p>$0.035</text:p>
          </table:table-cell>
          <table:table-cell table:style-name="ce120" table:formula="of:=([.M26]*[.$C$2])*(1-[.Q26])" office:value-type="currency" office:currency="USD" office:value="0.354" calcext:value-type="currency">
            <text:p>$0.354</text:p>
          </table:table-cell>
          <table:table-cell table:style-name="Default" table:formula="of:=[.I26]*CEILING(([.H26]*[.$C$2])/[.I26])" office:value-type="float" office:value="100" calcext:value-type="float">
            <text:p>100</text:p>
          </table:table-cell>
          <table:table-cell table:style-name="ce120" table:formula="of:=[.O26]*[.L26]" office:value-type="currency" office:currency="USD" office:value="1.77" calcext:value-type="currency">
            <text:p>$1.770</text:p>
          </table:table-cell>
          <table:table-cell table:style-name="Default"/>
          <table:table-cell table:style-name="ce120" table:formula="of:=[.P26]*(1-[.Q26])" office:value-type="currency" office:currency="USD" office:value="1.77" calcext:value-type="currency">
            <text:p>$1.770</text:p>
          </table:table-cell>
          <table:table-cell table:style-name="ce120" table:formula="of:=[.R26]-[.N26]" office:value-type="currency" office:currency="USD" office:value="1.416" calcext:value-type="currency">
            <text:p>$1.416</text:p>
          </table:table-cell>
          <table:table-cell table:style-name="Default" table:formula="of:=[.O26]-[.H26]*[.$C$2]" office:value-type="float" office:value="80" calcext:value-type="float">
            <text:p>80</text:p>
          </table:table-cell>
          <table:table-cell table:style-name="Default" office:value-type="string" calcext:value-type="string">
            <text:p>https://www.aliexpress.com/item/Free-Shipping-One-Lot-100pcs-AMS1117-3-3V-AMS1117-1117-3-3V-1A-Voltage-Regulator-LDO/2040294608.html?spm=2114.search0104.3.24.38891fabqpaIlO&amp;ws_ab_test=searchweb0_0,searchweb201602_5_10065_10068_319_317_10696_10084_453_10924_454_10083_10618_10920_10921_10307_10922_537_536_10059_10884_10887_100031_321_322_10103,searchweb201603_51,ppcSwitch_0&amp;algo_expid=af4a5015-5186-4176-a3dc-933a40641d80-3&amp;algo_pvid=af4a5015-5186-4176-a3dc-933a40641d80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Battery holder CR2032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69" calcext:value-type="float">
            <text:p>1.69</text:p>
          </table:table-cell>
          <table:table-cell table:style-name="ce120" table:formula="of:=[.K27]/[.I27]" office:value-type="currency" office:currency="USD" office:value="0.0845" calcext:value-type="currency">
            <text:p>$0.085</text:p>
          </table:table-cell>
          <table:table-cell table:style-name="ce120" table:formula="of:=[.H27]*[.$L27]" office:value-type="currency" office:currency="USD" office:value="0.0845" calcext:value-type="currency">
            <text:p>$0.085</text:p>
          </table:table-cell>
          <table:table-cell table:style-name="ce120" table:formula="of:=([.M27]*[.$C$2])*(1-[.Q27])" office:value-type="currency" office:currency="USD" office:value="0.845" calcext:value-type="currency">
            <text:p>$0.845</text:p>
          </table:table-cell>
          <table:table-cell table:style-name="Default" table:formula="of:=[.I27]*CEILING(([.H27]*[.$C$2])/[.I27])" office:value-type="float" office:value="20" calcext:value-type="float">
            <text:p>20</text:p>
          </table:table-cell>
          <table:table-cell table:style-name="ce120" table:formula="of:=[.O27]*[.L27]" office:value-type="currency" office:currency="USD" office:value="1.69" calcext:value-type="currency">
            <text:p>$1.690</text:p>
          </table:table-cell>
          <table:table-cell table:style-name="Default"/>
          <table:table-cell table:style-name="ce120" table:formula="of:=[.P27]*(1-[.Q27])" office:value-type="currency" office:currency="USD" office:value="1.69" calcext:value-type="currency">
            <text:p>$1.690</text:p>
          </table:table-cell>
          <table:table-cell table:style-name="ce120" table:formula="of:=[.R27]-[.N27]" office:value-type="currency" office:currency="USD" office:value="0.845" calcext:value-type="currency">
            <text:p>$0.845</text:p>
          </table:table-cell>
          <table:table-cell table:style-name="Default" table:formula="of:=[.O27]-[.H27]*[.$C$2]" office:value-type="float" office:value="10" calcext:value-type="float">
            <text:p>10</text:p>
          </table:table-cell>
          <table:table-cell table:style-name="Default" office:value-type="string" calcext:value-type="string">
            <text:p>https://www.aliexpress.com/item/20pcs-White-Housing-CR2032-SMD-Cell-Button-Battery-Holder-Socket-Case/32857045000.html?spm=a2g0s.13010208.99999999.12.72a53c00Ua8BqA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USB hub IC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SSOP-28 3.9x9.9mm</text:p>
          </table:table-cell>
          <table:table-cell table:style-name="Default"/>
          <table:table-cell table:style-name="Default" office:value-type="string" calcext:value-type="string">
            <text:p>FE1.1s</text:p>
          </table:table-cell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2.53" calcext:value-type="float">
            <text:p>2.53</text:p>
          </table:table-cell>
          <table:table-cell table:style-name="ce120" table:formula="of:=[.K28]/[.I28]" office:value-type="currency" office:currency="USD" office:value="0.253" calcext:value-type="currency">
            <text:p>$0.253</text:p>
          </table:table-cell>
          <table:table-cell table:style-name="ce120" table:formula="of:=[.H28]*[.$L28]" office:value-type="currency" office:currency="USD" office:value="0.253" calcext:value-type="currency">
            <text:p>$0.253</text:p>
          </table:table-cell>
          <table:table-cell table:style-name="ce120" table:formula="of:=([.M28]*[.$C$2])*(1-[.Q28])" office:value-type="currency" office:currency="USD" office:value="2.53" calcext:value-type="currency">
            <text:p>$2.530</text:p>
          </table:table-cell>
          <table:table-cell table:style-name="Default" table:formula="of:=[.I28]*CEILING(([.H28]*[.$C$2])/[.I28])" office:value-type="float" office:value="10" calcext:value-type="float">
            <text:p>10</text:p>
          </table:table-cell>
          <table:table-cell table:style-name="ce120" table:formula="of:=[.O28]*[.L28]" office:value-type="currency" office:currency="USD" office:value="2.53" calcext:value-type="currency">
            <text:p>$2.530</text:p>
          </table:table-cell>
          <table:table-cell table:style-name="Default"/>
          <table:table-cell table:style-name="ce120" table:formula="of:=[.P28]*(1-[.Q28])" office:value-type="currency" office:currency="USD" office:value="2.53" calcext:value-type="currency">
            <text:p>$2.530</text:p>
          </table:table-cell>
          <table:table-cell table:style-name="ce120" table:formula="of:=[.R28]-[.N28]" office:value-type="currency" office:currency="USD" office:value="0" calcext:value-type="currency">
            <text:p>$0.000</text:p>
          </table:table-cell>
          <table:table-cell table:style-name="Default" table:formula="of:=[.O28]-[.H28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787809220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Bright LED ice blue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2835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69" calcext:value-type="float">
            <text:p>1.69</text:p>
          </table:table-cell>
          <table:table-cell table:style-name="ce120" table:formula="of:=[.K29]/[.I29]" office:value-type="currency" office:currency="USD" office:value="0.0169" calcext:value-type="currency">
            <text:p>$0.017</text:p>
          </table:table-cell>
          <table:table-cell table:style-name="ce120" table:formula="of:=[.H29]*[.$L29]" office:value-type="currency" office:currency="USD" office:value="0.1014" calcext:value-type="currency">
            <text:p>$0.101</text:p>
          </table:table-cell>
          <table:table-cell table:style-name="ce120" table:formula="of:=([.M29]*[.$C$2])*(1-[.Q29])" office:value-type="currency" office:currency="USD" office:value="1.014" calcext:value-type="currency">
            <text:p>$1.014</text:p>
          </table:table-cell>
          <table:table-cell table:style-name="Default" table:formula="of:=[.I29]*CEILING(([.H29]*[.$C$2])/[.I29])" office:value-type="float" office:value="100" calcext:value-type="float">
            <text:p>100</text:p>
          </table:table-cell>
          <table:table-cell table:style-name="ce120" table:formula="of:=[.O29]*[.L29]" office:value-type="currency" office:currency="USD" office:value="1.69" calcext:value-type="currency">
            <text:p>$1.690</text:p>
          </table:table-cell>
          <table:table-cell table:style-name="Default"/>
          <table:table-cell table:style-name="ce120" table:formula="of:=[.P29]*(1-[.Q29])" office:value-type="currency" office:currency="USD" office:value="1.69" calcext:value-type="currency">
            <text:p>$1.690</text:p>
          </table:table-cell>
          <table:table-cell table:style-name="ce120" table:formula="of:=[.R29]-[.N29]" office:value-type="currency" office:currency="USD" office:value="0.676" calcext:value-type="currency">
            <text:p>$0.676</text:p>
          </table:table-cell>
          <table:table-cell table:style-name="Default" table:formula="of:=[.O29]-[.H29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store/product//1758868_32693684017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Bright LED pink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2835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1.25" calcext:value-type="float">
            <text:p>1.25</text:p>
          </table:table-cell>
          <table:table-cell table:style-name="ce120" table:formula="of:=[.K30]/[.I30]" office:value-type="currency" office:currency="USD" office:value="0.0125" calcext:value-type="currency">
            <text:p>$0.013</text:p>
          </table:table-cell>
          <table:table-cell table:style-name="ce120" table:formula="of:=[.H30]*[.$L30]" office:value-type="currency" office:currency="USD" office:value="0.075" calcext:value-type="currency">
            <text:p>$0.075</text:p>
          </table:table-cell>
          <table:table-cell table:style-name="ce120" table:formula="of:=([.M30]*[.$C$2])*(1-[.Q30])" office:value-type="currency" office:currency="USD" office:value="0.75" calcext:value-type="currency">
            <text:p>$0.750</text:p>
          </table:table-cell>
          <table:table-cell table:style-name="Default" table:formula="of:=[.I30]*CEILING(([.H30]*[.$C$2])/[.I30])" office:value-type="float" office:value="100" calcext:value-type="float">
            <text:p>100</text:p>
          </table:table-cell>
          <table:table-cell table:style-name="ce120" table:formula="of:=[.O30]*[.L30]" office:value-type="currency" office:currency="USD" office:value="1.25" calcext:value-type="currency">
            <text:p>$1.250</text:p>
          </table:table-cell>
          <table:table-cell table:style-name="Default"/>
          <table:table-cell table:style-name="ce120" table:formula="of:=[.P30]*(1-[.Q30])" office:value-type="currency" office:currency="USD" office:value="1.25" calcext:value-type="currency">
            <text:p>$1.250</text:p>
          </table:table-cell>
          <table:table-cell table:style-name="ce120" table:formula="of:=[.R30]-[.N30]" office:value-type="currency" office:currency="USD" office:value="0.5" calcext:value-type="currency">
            <text:p>$0.500</text:p>
          </table:table-cell>
          <table:table-cell table:style-name="Default" table:formula="of:=[.O30]-[.H30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item//32376752790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Status LED red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0603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472" calcext:value-type="currency">
            <text:p>$0.047</text:p>
          </table:table-cell>
          <table:table-cell table:style-name="ce120" table:formula="of:=[.H31]*[.$L31]" office:value-type="currency" office:currency="USD" office:value="0.5664" calcext:value-type="currency">
            <text:p>$0.566</text:p>
          </table:table-cell>
          <table:table-cell table:style-name="ce120" table:formula="of:=([.M31]*[.$C$2])*(1-[.Q31])" office:value-type="currency" office:currency="USD" office:value="5.664" calcext:value-type="currency">
            <text:p>$5.664</text:p>
          </table:table-cell>
          <table:table-cell table:style-name="Default" table:formula="of:=[.I31]*CEILING(([.H31]*[.$C$2])/[.I31])" office:value-type="float" office:value="120" calcext:value-type="float">
            <text:p>120</text:p>
          </table:table-cell>
          <table:table-cell table:style-name="ce120" table:formula="of:=[.O31]*[.L31]" office:value-type="currency" office:currency="USD" office:value="5.664" calcext:value-type="currency">
            <text:p>$5.664</text:p>
          </table:table-cell>
          <table:table-cell table:style-name="Default"/>
          <table:table-cell table:style-name="ce120" table:formula="of:=[.P31]*(1-[.Q31])" office:value-type="currency" office:currency="USD" office:value="5.664" calcext:value-type="currency">
            <text:p>$5.664</text:p>
          </table:table-cell>
          <table:table-cell table:style-name="ce120" table:formula="of:=[.R31]-[.N31]" office:value-type="currency" office:currency="USD" office:value="0" calcext:value-type="currency">
            <text:p>$0.000</text:p>
          </table:table-cell>
          <table:table-cell table:style-name="Default" table:formula="of:=[.O31]-[.H31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Others_ROHM-Semicon_SML-D12V1WT86_ROHM-Semicon-SML-D12V1WT86_C253533.html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comms uC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LQFP48 7x7mm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STM32F103C8T6</text:p>
          </table:table-cell>
          <table:table-cell table:style-name="ce96" office:value-type="string" calcext:value-type="string">
            <text:p>LCSC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1.19" calcext:value-type="currency">
            <text:p>$1.190</text:p>
          </table:table-cell>
          <table:table-cell table:style-name="ce120" table:formula="of:=[.H32]*[.$L32]" office:value-type="currency" office:currency="USD" office:value="1.19" calcext:value-type="currency">
            <text:p>$1.190</text:p>
          </table:table-cell>
          <table:table-cell table:style-name="ce120" table:formula="of:=([.M32]*[.$C$2])*(1-[.Q32])" office:value-type="currency" office:currency="USD" office:value="11.9" calcext:value-type="currency">
            <text:p>$11.900</text:p>
          </table:table-cell>
          <table:table-cell table:style-name="Default" table:formula="of:=[.I32]*CEILING(([.H32]*[.$C$2])/[.I32])" office:value-type="float" office:value="10" calcext:value-type="float">
            <text:p>10</text:p>
          </table:table-cell>
          <table:table-cell table:style-name="ce120" table:formula="of:=[.O32]*[.L32]" office:value-type="currency" office:currency="USD" office:value="11.9" calcext:value-type="currency">
            <text:p>$11.900</text:p>
          </table:table-cell>
          <table:table-cell table:style-name="Default"/>
          <table:table-cell table:style-name="ce120" table:formula="of:=[.P32]*(1-[.Q32])" office:value-type="currency" office:currency="USD" office:value="11.9" calcext:value-type="currency">
            <text:p>$11.900</text:p>
          </table:table-cell>
          <table:table-cell table:style-name="ce120" table:formula="of:=[.R32]-[.N32]" office:value-type="currency" office:currency="USD" office:value="0" calcext:value-type="currency">
            <text:p>$0.000</text:p>
          </table:table-cell>
          <table:table-cell table:style-name="Default" table:formula="of:=[.O32]-[.H32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5PCS-STM32F103C8T6-LQFP48-ARM-new-and-original-IC-free-shipping/32461321969.html?spm=2114.search0104.3.87.87311e02u8rSRt&amp;ws_ab_test=searchweb0_0,searchweb201602_5_10065_10068_319_317_10696_10084_453_10924_454_10083_10618_10920_10921_10307_10922_537_536_10059_10884_10887_100031_321_322_10103,searchweb201603_51,ppcSwitch_0&amp;algo_expid=5ed11dfd-9cb7-4009-941d-a9f979385904-15&amp;algo_pvid=5ed11dfd-9cb7-4009-941d-a9f979385904</text:p>
          </table:table-cell>
          <table:table-cell table:style-name="Default" table:number-columns-repeated="1001"/>
        </table:table-row>
        <table:table-row table:style-name="ro4">
          <table:table-cell table:style-name="ce96" office:value-type="string" calcext:value-type="string">
            <text:p>crypto uC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LQFP-100 14x14mm</text:p>
          </table:table-cell>
          <table:table-cell table:style-name="Default" office:value-type="string" calcext:value-type="string">
            <text:p>ST</text:p>
          </table:table-cell>
          <table:table-cell table:style-name="Default" office:value-type="string" calcext:value-type="string">
            <text:p>STM32F407VET6</text:p>
          </table:table-cell>
          <table:table-cell table:style-name="ce96" office:value-type="string" calcext:value-type="string">
            <text:p>LCSC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4.99" calcext:value-type="currency">
            <text:p>$4.990</text:p>
          </table:table-cell>
          <table:table-cell table:style-name="ce120" table:formula="of:=[.H33]*[.$L33]" office:value-type="currency" office:currency="USD" office:value="4.99" calcext:value-type="currency">
            <text:p>$4.990</text:p>
          </table:table-cell>
          <table:table-cell table:style-name="ce120" table:formula="of:=([.M33]*[.$C$2])*(1-[.Q33])" office:value-type="currency" office:currency="USD" office:value="49.9" calcext:value-type="currency">
            <text:p>$49.900</text:p>
          </table:table-cell>
          <table:table-cell table:style-name="Default" table:formula="of:=[.I33]*CEILING(([.H33]*[.$C$2])/[.I33])" office:value-type="float" office:value="10" calcext:value-type="float">
            <text:p>10</text:p>
          </table:table-cell>
          <table:table-cell table:style-name="ce120" table:formula="of:=[.O33]*[.L33]" office:value-type="currency" office:currency="USD" office:value="49.9" calcext:value-type="currency">
            <text:p>$49.900</text:p>
          </table:table-cell>
          <table:table-cell table:style-name="Default"/>
          <table:table-cell table:style-name="ce120" table:formula="of:=[.P33]*(1-[.Q33])" office:value-type="currency" office:currency="USD" office:value="49.9" calcext:value-type="currency">
            <text:p>$49.900</text:p>
          </table:table-cell>
          <table:table-cell table:style-name="ce120" table:formula="of:=[.R33]-[.N33]" office:value-type="currency" office:currency="USD" office:value="0" calcext:value-type="currency">
            <text:p>$0.000</text:p>
          </table:table-cell>
          <table:table-cell table:style-name="Default" table:formula="of:=[.O33]-[.H33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STM32F407VGT6-c2icotex/32692286869.html?spm=2114.search0104.3.9.31aa74ecF1N5TK&amp;ws_ab_test=searchweb0_0,searchweb201602_5_10065_10068_319_317_10696_10084_453_10924_454_10083_10618_10920_10921_10307_10922_537_536_10059_10884_10887_100031_321_322_10103,searchweb201603_51,ppcSwitch_0&amp;algo_expid=4285fed2-86e8-40c9-a157-caae8211af2a-1&amp;algo_pvid=4285fed2-86e8-40c9-a157-caae8211af2a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Momentary switch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8" calcext:value-type="float">
            <text:p>0.88</text:p>
          </table:table-cell>
          <table:table-cell table:style-name="ce120" table:formula="of:=[.K34]/[.I34]" office:value-type="currency" office:currency="USD" office:value="0.0176" calcext:value-type="currency">
            <text:p>$0.018</text:p>
          </table:table-cell>
          <table:table-cell table:style-name="ce120" table:formula="of:=[.H34]*[.$L34]" office:value-type="currency" office:currency="USD" office:value="0.0176" calcext:value-type="currency">
            <text:p>$0.018</text:p>
          </table:table-cell>
          <table:table-cell table:style-name="ce120" table:formula="of:=([.M34]*[.$C$2])*(1-[.Q34])" office:value-type="currency" office:currency="USD" office:value="0.176" calcext:value-type="currency">
            <text:p>$0.176</text:p>
          </table:table-cell>
          <table:table-cell table:style-name="Default" table:formula="of:=[.I34]*CEILING(([.H34]*[.$C$2])/[.I34])" office:value-type="float" office:value="50" calcext:value-type="float">
            <text:p>50</text:p>
          </table:table-cell>
          <table:table-cell table:style-name="ce120" table:formula="of:=[.O34]*[.L34]" office:value-type="currency" office:currency="USD" office:value="0.88" calcext:value-type="currency">
            <text:p>$0.880</text:p>
          </table:table-cell>
          <table:table-cell table:style-name="Default"/>
          <table:table-cell table:style-name="ce120" table:formula="of:=[.P34]*(1-[.Q34])" office:value-type="currency" office:currency="USD" office:value="0.88" calcext:value-type="currency">
            <text:p>$0.880</text:p>
          </table:table-cell>
          <table:table-cell table:style-name="ce120" table:formula="of:=[.R34]-[.N34]" office:value-type="currency" office:currency="USD" office:value="0.704" calcext:value-type="currency">
            <text:p>$0.704</text:p>
          </table:table-cell>
          <table:table-cell table:style-name="Default" table:formula="of:=[.O34]-[.H34]*[.$C$2]" office:value-type="float" office:value="40" calcext:value-type="float">
            <text:p>40</text:p>
          </table:table-cell>
          <table:table-cell table:style-name="Default" office:value-type="string" calcext:value-type="string">
            <text:p>https://www.aliexpress.com/item/Free-shipping-1000pcs-lot-Momentary-Tact-Switch-5-2X5-2X1-5-4pin-SMD-Surface-Mount/1068215251.html?spm=a2g0s.13010208.99999999.6.72a53c00Ua8BqA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Pin header 1x4P</text:p>
          </table:table-cell>
          <table:table-cell table:style-name="ce93" office:value-type="string" calcext:value-type="string">
            <text:p>stock</text:p>
          </table:table-cell>
          <table:table-cell table:style-name="ce104" office:value-type="string" calcext:value-type="string">
            <text:p>P2.54</text:p>
          </table:table-cell>
          <table:table-cell table:style-name="Default" table:number-columns-repeated="2"/>
          <table:table-cell table:style-name="ce96" office:value-type="string" calcext:value-type="string">
            <text:p>LCSC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cs</text:p>
          </table:table-cell>
          <table:table-cell table:style-name="Default"/>
          <table:table-cell table:style-name="ce120" office:value-type="currency" office:currency="USD" office:value="0.0188" calcext:value-type="currency">
            <text:p>$0.019</text:p>
          </table:table-cell>
          <table:table-cell table:style-name="ce120" table:formula="of:=[.H35]*[.$L35]" office:value-type="currency" office:currency="USD" office:value="0.0752" calcext:value-type="currency">
            <text:p>$0.075</text:p>
          </table:table-cell>
          <table:table-cell table:style-name="ce120" table:formula="of:=([.M35]*[.$C$2])*(1-[.Q35])" office:value-type="currency" office:currency="USD" office:value="0.752" calcext:value-type="currency">
            <text:p>$0.752</text:p>
          </table:table-cell>
          <table:table-cell table:style-name="Default" table:formula="of:=[.I35]*CEILING(([.H35]*[.$C$2])/[.I35])" office:value-type="float" office:value="40" calcext:value-type="float">
            <text:p>40</text:p>
          </table:table-cell>
          <table:table-cell table:style-name="ce120" table:formula="of:=[.O35]*[.L35]" office:value-type="currency" office:currency="USD" office:value="0.752" calcext:value-type="currency">
            <text:p>$0.752</text:p>
          </table:table-cell>
          <table:table-cell table:style-name="Default"/>
          <table:table-cell table:style-name="ce120" table:formula="of:=[.P35]*(1-[.Q35])" office:value-type="currency" office:currency="USD" office:value="0.752" calcext:value-type="currency">
            <text:p>$0.752</text:p>
          </table:table-cell>
          <table:table-cell table:style-name="ce120" table:formula="of:=[.R35]-[.N35]" office:value-type="currency" office:currency="USD" office:value="0" calcext:value-type="currency">
            <text:p>$0.000</text:p>
          </table:table-cell>
          <table:table-cell table:style-name="Default" table:formula="of:=[.O35]-[.H35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lcsc.com/product-detail/Male-Header_2-54mm-1-4P-HeaderG-FRegular_C152150.html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USB A female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4" calcext:value-type="float">
            <text:p>0.84</text:p>
          </table:table-cell>
          <table:table-cell table:style-name="ce120" table:formula="of:=[.K36]/[.I36]" office:value-type="currency" office:currency="USD" office:value="0.084" calcext:value-type="currency">
            <text:p>$0.084</text:p>
          </table:table-cell>
          <table:table-cell table:style-name="ce120" table:formula="of:=[.H36]*[.$L36]" office:value-type="currency" office:currency="USD" office:value="0.168" calcext:value-type="currency">
            <text:p>$0.168</text:p>
          </table:table-cell>
          <table:table-cell table:style-name="ce120" table:formula="of:=([.M36]*[.$C$2])*(1-[.Q36])" office:value-type="currency" office:currency="USD" office:value="1.68" calcext:value-type="currency">
            <text:p>$1.680</text:p>
          </table:table-cell>
          <table:table-cell table:style-name="Default" table:formula="of:=[.I36]*CEILING(([.H36]*[.$C$2])/[.I36])" office:value-type="float" office:value="20" calcext:value-type="float">
            <text:p>20</text:p>
          </table:table-cell>
          <table:table-cell table:style-name="ce120" table:formula="of:=[.O36]*[.L36]" office:value-type="currency" office:currency="USD" office:value="1.68" calcext:value-type="currency">
            <text:p>$1.680</text:p>
          </table:table-cell>
          <table:table-cell table:style-name="Default"/>
          <table:table-cell table:style-name="ce120" table:formula="of:=[.P36]*(1-[.Q36])" office:value-type="currency" office:currency="USD" office:value="1.68" calcext:value-type="currency">
            <text:p>$1.680</text:p>
          </table:table-cell>
          <table:table-cell table:style-name="ce120" table:formula="of:=[.R36]-[.N36]" office:value-type="currency" office:currency="USD" office:value="0" calcext:value-type="currency">
            <text:p>$0.000</text:p>
          </table:table-cell>
          <table:table-cell table:style-name="Default" table:formula="of:=[.O36]-[.H36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/32849715796.html</text:p>
          </table:table-cell>
          <table:table-cell table:style-name="Default" table:number-columns-repeated="1001"/>
        </table:table-row>
        <table:table-row table:style-name="ro4">
          <table:table-cell table:style-name="ce97" office:value-type="string" calcext:value-type="string">
            <text:p>USB micro B female</text:p>
          </table:table-cell>
          <table:table-cell table:style-name="ce97" office:value-type="string" calcext:value-type="string">
            <text:p>listed</text:p>
          </table:table-cell>
          <table:table-cell table:style-name="ce104" office:value-type="string" calcext:value-type="string">
            <text:p>other</text:p>
          </table:table-cell>
          <table:table-cell table:style-name="Default" table:number-columns-repeated="2"/>
          <table:table-cell table:style-name="ce94" office:value-type="string" calcext:value-type="string">
            <text:p>Al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Pcs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120" table:formula="of:=[.K37]/[.I37]" office:value-type="currency" office:currency="USD" office:value="0.082" calcext:value-type="currency">
            <text:p>$0.082</text:p>
          </table:table-cell>
          <table:table-cell table:style-name="ce120" table:formula="of:=[.H37]*[.$L37]" office:value-type="currency" office:currency="USD" office:value="0.082" calcext:value-type="currency">
            <text:p>$0.082</text:p>
          </table:table-cell>
          <table:table-cell table:style-name="ce120" table:formula="of:=([.M37]*[.$C$2])*(1-[.Q37])" office:value-type="currency" office:currency="USD" office:value="0.82" calcext:value-type="currency">
            <text:p>$0.820</text:p>
          </table:table-cell>
          <table:table-cell table:style-name="Default" table:formula="of:=[.I37]*CEILING(([.H37]*[.$C$2])/[.I37])" office:value-type="float" office:value="10" calcext:value-type="float">
            <text:p>10</text:p>
          </table:table-cell>
          <table:table-cell table:style-name="ce120" table:formula="of:=[.O37]*[.L37]" office:value-type="currency" office:currency="USD" office:value="0.82" calcext:value-type="currency">
            <text:p>$0.820</text:p>
          </table:table-cell>
          <table:table-cell table:style-name="Default"/>
          <table:table-cell table:style-name="ce120" table:formula="of:=[.P37]*(1-[.Q37])" office:value-type="currency" office:currency="USD" office:value="0.82" calcext:value-type="currency">
            <text:p>$0.820</text:p>
          </table:table-cell>
          <table:table-cell table:style-name="ce120" table:formula="of:=[.R37]-[.N37]" office:value-type="currency" office:currency="USD" office:value="0" calcext:value-type="currency">
            <text:p>$0.000</text:p>
          </table:table-cell>
          <table:table-cell table:style-name="Default" table:formula="of:=[.O37]-[.H37]*[.$C$2]" office:value-type="float" office:value="0" calcext:value-type="float">
            <text:p>0</text:p>
          </table:table-cell>
          <table:table-cell table:style-name="Default" office:value-type="string" calcext:value-type="string">
            <text:p>https://www.aliexpress.com/item/New-high-quality-10pcs-Micro-USB-Connector-Jack-Female-Type-5Pin-SMT-Tail-Charging-socket-PCB/32386541159.html?spm=a2g0s.13010208.99999999.259.63ce3c00Bf3zxQ</text:p>
          </table:table-cell>
          <table:table-cell table:style-name="Default" table:number-columns-repeated="1001"/>
        </table:table-row>
        <table:table-row table:style-name="ro4">
          <table:table-cell table:style-name="ce98" office:value-type="string" calcext:value-type="string">
            <text:p>PCB 128*69mm</text:p>
          </table:table-cell>
          <table:table-cell table:style-name="ce93" office:value-type="string" calcext:value-type="string">
            <text:p>ordered</text:p>
          </table:table-cell>
          <table:table-cell table:style-name="ce40"/>
          <table:table-cell table:style-name="ce13" table:number-columns-repeated="2"/>
          <table:table-cell table:style-name="ce115" office:value-type="string" calcext:value-type="string">
            <text:p>JLCPCB</text:p>
          </table:table-cell>
          <table:table-cell table:style-name="ce5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Pcs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21" table:formula="of:=[.K38]/[.I38]" office:value-type="currency" office:currency="USD" office:value="1.396" calcext:value-type="currency">
            <text:p>$1.396</text:p>
          </table:table-cell>
          <table:table-cell table:style-name="Default" table:formula="of:=[.H38]*[.$L38]" office:value-type="float" office:value="1.396" calcext:value-type="float">
            <text:p>1.396</text:p>
          </table:table-cell>
          <table:table-cell table:style-name="Default" table:formula="of:=([.M38]*[.$C$2])*(1-[.Q38])" office:value-type="float" office:value="13.96" calcext:value-type="float">
            <text:p>13.96</text:p>
          </table:table-cell>
          <table:table-cell table:style-name="Default" table:formula="of:=[.I38]*CEILING(([.H38]*[.$C$2])/[.I38])" office:value-type="float" office:value="10" calcext:value-type="float">
            <text:p>10</text:p>
          </table:table-cell>
          <table:table-cell table:style-name="Default" table:formula="of:=[.O38]*[.L38]" office:value-type="float" office:value="13.96" calcext:value-type="float">
            <text:p>13.96</text:p>
          </table:table-cell>
          <table:table-cell table:style-name="Default"/>
          <table:table-cell table:style-name="Default" table:formula="of:=[.P38]*(1-[.Q38])" office:value-type="float" office:value="13.96" calcext:value-type="float">
            <text:p>13.96</text:p>
          </table:table-cell>
          <table:table-cell table:style-name="Default" table:formula="of:=[.R38]-[.N38]" office:value-type="float" office:value="0" calcext:value-type="float">
            <text:p>0</text:p>
          </table:table-cell>
          <table:table-cell table:style-name="Default" table:formula="of:=[.O38]-[.H38]*[.$C$2]" office:value-type="float" office:value="0" calcext:value-type="float">
            <text:p>0</text:p>
          </table:table-cell>
          <table:table-cell table:style-name="ce13" table:number-columns-repeated="1002"/>
        </table:table-row>
        <table:table-row table:style-name="ro4">
          <table:table-cell table:style-name="ce98" office:value-type="string" calcext:value-type="string">
            <text:p>Case</text:p>
          </table:table-cell>
          <table:table-cell table:style-name="ce96" office:value-type="string" calcext:value-type="string">
            <text:p>order</text:p>
          </table:table-cell>
          <table:table-cell table:style-name="ce40"/>
          <table:table-cell table:style-name="ce13" office:value-type="string" calcext:value-type="string">
            <text:p>Takachi</text:p>
          </table:table-cell>
          <table:table-cell table:style-name="ce13" office:value-type="string" calcext:value-type="string">
            <text:p>WH145-20-N-WY</text:p>
          </table:table-cell>
          <table:table-cell table:style-name="ce115" office:value-type="string" calcext:value-type="string">
            <text:p>Marutsu</text:p>
          </table:table-cell>
          <table:table-cell table:style-name="ce52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Pcs</text:p>
          </table:table-cell>
          <table:table-cell table:style-name="ce13"/>
          <table:table-cell table:style-name="ce121" office:value-type="currency" office:currency="USD" office:value="7.31" calcext:value-type="currency">
            <text:p>$7.310</text:p>
          </table:table-cell>
          <table:table-cell table:style-name="Default" table:formula="of:=[.H39]*[.$L39]" office:value-type="float" office:value="7.31" calcext:value-type="float">
            <text:p>7.31</text:p>
          </table:table-cell>
          <table:table-cell table:style-name="Default" table:formula="of:=([.M39]*[.$C$2])*(1-[.Q39])" office:value-type="float" office:value="73.1" calcext:value-type="float">
            <text:p>73.1</text:p>
          </table:table-cell>
          <table:table-cell table:style-name="Default" table:formula="of:=[.I39]*CEILING(([.H39]*[.$C$2])/[.I39])" office:value-type="float" office:value="10" calcext:value-type="float">
            <text:p>10</text:p>
          </table:table-cell>
          <table:table-cell table:style-name="Default" table:formula="of:=[.O39]*[.L39]" office:value-type="float" office:value="73.1" calcext:value-type="float">
            <text:p>73.1</text:p>
          </table:table-cell>
          <table:table-cell table:style-name="Default"/>
          <table:table-cell table:style-name="Default" table:formula="of:=[.P39]*(1-[.Q39])" office:value-type="float" office:value="73.1" calcext:value-type="float">
            <text:p>73.1</text:p>
          </table:table-cell>
          <table:table-cell table:style-name="Default" table:formula="of:=[.R39]-[.N39]" office:value-type="float" office:value="0" calcext:value-type="float">
            <text:p>0</text:p>
          </table:table-cell>
          <table:table-cell table:style-name="Default" table:formula="of:=[.O39]-[.H39]*[.$C$2]" office:value-type="float" office:value="0" calcext:value-type="float">
            <text:p>0</text:p>
          </table:table-cell>
          <table:table-cell table:style-name="ce13" office:value-type="string" calcext:value-type="string">
            <text:p>https://www.marutsu.co.jp/GoodsDetail.jsp?q=WH145-20-N-WY&amp;salesGoodsCode=914862&amp;shopNo=3</text:p>
          </table:table-cell>
          <table:table-cell table:style-name="ce13" table:number-columns-repeated="1001"/>
        </table:table-row>
        <table:table-row table:style-name="ro4">
          <table:table-cell table:number-columns-repeated="11"/>
          <table:table-cell table:style-name="ce61" office:value-type="string" calcext:value-type="string">
            <text:p>Total</text:p>
          </table:table-cell>
          <table:table-cell table:style-name="ce124" table:formula="of:=SUM([.M6:.M38])" office:value-type="currency" office:currency="USD" office:value="10.6726" calcext:value-type="currency">
            <text:p>$10.673</text:p>
          </table:table-cell>
          <table:table-cell table:style-name="ce124" table:formula="of:=SUM([.N6:.N39])" office:value-type="currency" office:currency="USD" office:value="179.826" calcext:value-type="currency">
            <text:p>$179.826</text:p>
          </table:table-cell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124" table:formula="of:=SUM([.R6:.R39])" office:value-type="currency" office:currency="USD" office:value="189.631" calcext:value-type="currency">
            <text:p>$189.631</text:p>
          </table:table-cell>
          <table:table-cell table:style-name="ce124" table:formula="of:=[.R40]-[.N40]" office:value-type="currency" office:currency="USD" office:value="9.80500000000001" calcext:value-type="currency">
            <text:p>$9.805</text:p>
          </table:table-cell>
          <table:table-cell table:style-name="ce14"/>
          <table:table-cell table:number-columns-repeated="1002"/>
        </table:table-row>
        <table:table-row table:style-name="ro2">
          <table:table-cell table:style-name="ce15" office:value-type="string" calcext:value-type="string">
            <text:p>Notes:</text:p>
          </table:table-cell>
          <table:table-cell table:style-name="ce15"/>
          <table:table-cell table:number-columns-repeated="16"/>
          <table:table-cell table:style-name="ce61"/>
          <table:table-cell table:number-columns-repeated="1003"/>
        </table:table-row>
        <table:table-row table:style-name="ro2" table:number-rows-repeated="1048534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S2:Sheet1.T5">
            <calcext:condition calcext:apply-style-name="unhighlight" calcext:value="&lt;=-2" calcext:base-cell-address="Sheet1.S2"/>
          </calcext:conditional-format>
          <calcext:conditional-format calcext:target-range-address="Sheet1.C5:Sheet1.D5 Sheet1.C2:Sheet1.D2">
            <calcext:condition calcext:apply-style-name="greyed_out" calcext:value="=&quot;Generic&quot;" calcext:base-cell-address="Sheet1.C2"/>
            <calcext:condition calcext:apply-style-name="greyed_out" calcext:value="=&quot;other&quot;" calcext:base-cell-address="Sheet1.C2"/>
          </calcext:conditional-format>
          <calcext:conditional-format calcext:target-range-address="Sheet1.C7:Sheet1.C1048576 Sheet1.D40:Sheet1.D1048576">
            <calcext:condition calcext:apply-style-name="greyed_out" calcext:value="=&quot;Generic&quot;" calcext:base-cell-address="Sheet1.C7"/>
            <calcext:condition calcext:apply-style-name="greyed_out" calcext:value="=&quot;other&quot;" calcext:base-cell-address="Sheet1.C7"/>
          </calcext:conditional-format>
          <calcext:conditional-format calcext:target-range-address="Sheet1.Q40:Sheet1.Q1048576 Sheet1.Q1:Sheet1.Q37">
            <calcext:condition calcext:apply-style-name="highlight" calcext:value="=1" calcext:base-cell-address="Sheet1.Q1"/>
          </calcext:conditional-format>
        </calcext:conditional-formats>
      </table:table>
      <table:table table:name="securehid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104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R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3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2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Y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S1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503620431.html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556865449.html</text:p>
          </table:table-cell>
          <table:table-cell/>
        </table:table-row>
        <table:table-row table:style-name="ro2">
          <table:table-cell office:value-type="string" calcext:value-type="string">
            <text:p>C2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Y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N1</text:p>
          </table:table-cell>
          <table:table-cell table:number-columns-repeated="2"/>
          <table:table-cell table:style-name="Default"/>
          <table:table-cell office:value-type="string" calcext:value-type="string">
            <text:p>https://www.marutsu.co.jp/pc/i/14222/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846711940.html</text:p>
          </table:table-cell>
          <table:table-cell/>
        </table:table-row>
        <table:table-row table:style-name="ro2">
          <table:table-cell office:value-type="string" calcext:value-type="string">
            <text:p>Y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Q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BT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787809220.html</text:p>
          </table:table-cell>
          <table:table-cell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store/product//1758868_32693684017.html</text:p>
          </table:table-cell>
          <table:table-cell/>
        </table:table-row>
        <table:table-row table:style-name="ro2">
          <table:table-cell office:value-type="string" calcext:value-type="string">
            <text:p>D11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376752790.html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W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J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J8</text:p>
          </table:table-cell>
          <table:table-cell table:number-columns-repeated="2"/>
          <table:table-cell table:style-name="Default"/>
          <table:table-cell office:value-type="string" calcext:value-type="string">
            <text:p>https://www.aliexpress.com/item//32849715796.html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104854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1" table:target-range-address="securehid.A1:securehid.F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14:30:47.940099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6.0.6.2$Linux_X86_64 LibreOffice_project/00$Build-2</meta:generator>
    <dc:date>2018-11-29T10:16:57.673754039</dc:date>
    <meta:editing-duration>P2DT21H27M20S</meta:editing-duration>
    <meta:editing-cycles>365</meta:editing-cycles>
    <meta:document-statistic meta:table-count="2" meta:cell-count="665" meta:object-count="0"/>
  </office:meta>
</office:document-meta>
</file>